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1" style:family="text">
      <style:text-properties fo:font-family="sans-serif"/>
    </style:style>
    <style:style style:name="T2" style:family="text">
      <style:text-properties fo:font-family="sans-serif" fo:font-size="17.250000000000000pt"/>
    </style:style>
    <style:style style:name="T3" style:family="text">
      <style:text-properties fo:font-family="sans-serif" fo:font-style="italic"/>
    </style:style>
    <style:style style:name="T4" style:family="text">
      <style:text-properties fo:font-family="sans-serif" fo:font-style="normal"/>
    </style:style>
    <style:style style:name="P2" style:parent-style-name="Standard" style:family="paragraph">
      <style:paragraph-properties fo:hyphenation-ladder-count="no-limit" fo:orphans="2" fo:text-align="center" fo:widows="2" style:justify-single-word="false" style:line-break="strict" style:punctuation-wrap="hanging" style:tab-stop-distance="35.461478755799995pt" style:text-autospace="ideograph-alpha" style:writing-mode="page"/>
      <style:text-properties fo:country="PT" fo:font-family="Liberation Serif" fo:font-size="15.000000000000000pt" fo:font-weight="bold" fo:hyphenate="false" fo:hyphenation-push-char-count="2" fo:hyphenation-remain-char-count="2" fo:language="pt" style:letter-kerning="true" style:use-window-font-color="true"/>
    </style:style>
    <style:style style:name="P3" style:parent-style-name="Standard" style:family="paragraph">
      <style:paragraph-properties fo:hyphenation-ladder-count="no-limit" fo:orphans="2" fo:text-align="center" fo:widows="2" style:justify-single-word="false" style:line-break="strict" style:punctuation-wrap="hanging" style:tab-stop-distance="35.461478755799995pt" style:text-autospace="ideograph-alpha" style:writing-mode="page"/>
      <style:text-properties fo:country="PT" fo:font-family="Liberation Serif" fo:font-size="12.000000000000000pt" fo:hyphenate="false" fo:hyphenation-push-char-count="2" fo:hyphenation-remain-char-count="2" fo:language="pt" style:letter-kerning="true" style:use-window-font-color="true"/>
    </style:style>
    <style:style style:name="P4" style:parent-style-name="Standard" style:family="paragraph">
      <style:paragraph-properties fo:hyphenation-ladder-count="no-limit" fo:orphans="2" fo:text-align="center" fo:widows="2" style:justify-single-word="false" style:line-break="strict" style:punctuation-wrap="hanging" style:tab-stop-distance="35.461478755799995pt" style:text-autospace="ideograph-alpha" style:writing-mode="page"/>
      <style:text-properties fo:country="PT" fo:font-family="Liberation Serif" fo:font-size="13.000000000000000pt" fo:font-weight="bold" fo:hyphenate="false" fo:hyphenation-push-char-count="2" fo:hyphenation-remain-char-count="2" fo:language="pt" style:letter-kerning="true" style:use-window-font-color="true"/>
    </style:style>
    <style:style style:name="P5" style:parent-style-name="Standard" style:family="paragraph">
      <style:paragraph-properties fo:hyphenation-ladder-count="no-limit" fo:orphans="2" fo:text-align="center" fo:widows="2" style:justify-single-word="false" style:line-break="strict" style:punctuation-wrap="hanging" style:tab-stop-distance="35.461478755799995pt" style:text-autospace="ideograph-alpha" style:writing-mode="page"/>
      <style:text-properties fo:country="PT" fo:font-family="Liberation Serif" fo:font-size="13.000000000000000pt" fo:hyphenate="false" fo:hyphenation-push-char-count="2" fo:hyphenation-remain-char-count="2" fo:language="pt" style:letter-kerning="true" style:use-window-font-color="true"/>
    </style:style>
    <style:style style:name="P6" style:parent-style-name="Standard" style:family="paragraph">
      <style:paragraph-properties fo:hyphenation-ladder-count="no-limit" fo:orphans="2" fo:text-align="justify" fo:widows="2" style:justify-single-word="false" style:line-break="strict" style:punctuation-wrap="hanging" style:tab-stop-distance="35.461478755799995pt" style:text-autospace="ideograph-alpha" style:writing-mode="page"/>
      <style:text-properties fo:country="PT" fo:font-family="Liberation Serif" fo:font-size="13.000000000000000pt" fo:hyphenate="false" fo:hyphenation-push-char-count="2" fo:hyphenation-remain-char-count="2" fo:language="pt" style:letter-kerning="true" style:use-window-font-color="true"/>
    </style:style>
    <style:style style:name="P7" style:parent-style-name="Standard" style:family="paragraph">
      <style:paragraph-properties fo:hyphenation-ladder-count="no-limit" fo:orphans="2" fo:text-align="justify" fo:widows="2" style:justify-single-word="false" style:line-break="strict" style:punctuation-wrap="hanging" style:tab-stop-distance="35.461478755799995pt" style:text-autospace="ideograph-alpha" style:writing-mode="page"/>
      <style:text-properties fo:country="PT" fo:font-family="Liberation Serif" fo:font-size="11.000000000000000pt" fo:hyphenate="false" fo:hyphenation-push-char-count="2" fo:hyphenation-remain-char-count="2" fo:language="pt" style:letter-kerning="true" style:use-window-font-color="true"/>
    </style:style>
    <style:style style:name="P8" style:parent-style-name="Standard" style:family="paragraph">
      <style:paragraph-properties fo:hyphenation-ladder-count="no-limit" fo:orphans="2" fo:text-align="justify" fo:widows="2" style:justify-single-word="false" style:line-break="strict" style:punctuation-wrap="hanging" style:tab-stop-distance="35.461478755799995pt" style:text-autospace="ideograph-alpha" style:writing-mode="page"/>
      <style:text-properties fo:country="PT" fo:font-family="Liberation Serif" fo:font-size="11.000000000000000pt" fo:font-weight="bold" fo:hyphenate="false" fo:hyphenation-push-char-count="2" fo:hyphenation-remain-char-count="2" fo:language="pt" style:letter-kerning="true" style:use-window-font-color="true"/>
    </style:style>
    <style:style style:name="P9" style:parent-style-name="Standard" style:family="paragraph">
      <style:paragraph-properties fo:hyphenation-ladder-count="no-limit" fo:orphans="2" fo:text-align="justify" fo:widows="2" style:justify-single-word="false" style:line-break="strict" style:punctuation-wrap="hanging" style:tab-stop-distance="35.461478755799995pt" style:text-autospace="ideograph-alpha" style:writing-mode="page"/>
      <style:text-properties fo:country="PT" fo:font-family="Liberation Serif" fo:font-size="11.000000000000000pt" fo:font-weight="normal" fo:hyphenate="false" fo:hyphenation-push-char-count="2" fo:hyphenation-remain-char-count="2" fo:language="pt" style:letter-kerning="true" style:use-window-font-color="true"/>
    </style:style>
    <style:style style:name="P10" style:parent-style-name="Standard" style:family="paragraph">
      <style:paragraph-properties fo:hyphenation-ladder-count="no-limit" fo:orphans="2" fo:text-align="justify" fo:widows="2" style:justify-single-word="false" style:line-break="strict" style:punctuation-wrap="hanging" style:tab-stop-distance="35.461478755799995pt" style:text-autospace="ideograph-alpha" style:writing-mode="page"/>
      <style:text-properties fo:country="PT" fo:font-family="Liberation Serif" fo:font-size="11.000000000000000pt" fo:font-weight="normal" fo:hyphenate="false" fo:hyphenation-push-char-count="2" fo:hyphenation-remain-char-count="2" fo:language="pt" style:letter-kerning="true" style:text-underline-color="font-color" style:text-underline-style="solid" style:text-underline-type="single" style:text-underline-width="auto" style:use-window-font-color="true"/>
    </style:style>
  </office:automatic-styles>
  <office:body>
    <office:text>
      <text:tracked-changes text:track-changes="false"/>
      <text:p text:style-name="P2"><text:span text:style-name="T1">TRABALHO PRÁTICO Nº 2</text:span></text:p>
      <text:p text:style-name="P3"><text:span text:style-name="T2"/></text:p>
      <text:p text:style-name="P4"><text:span text:style-name="T1">Simulação de um sistema de home banking</text:span></text:p>
      <text:p text:style-name="P5"><text:span text:style-name="T1">Implementação de uma arquitetura cliente/servidor baseada em FIFOs</text:span></text:p>
      <text:p text:style-name="P6"><text:span text:style-name="T1"/></text:p>
      <text:p text:style-name="P7"><text:span text:style-name="T1"/></text:p>
      <text:p text:style-name="P8"><text:span text:style-name="T1">Estrutura das mensagens</text:span></text:p>
      <text:p text:style-name="P9"><text:span text:style-name="T1"/></text:p>
      <text:p text:style-name="P10"><text:span text:style-name="T1">Cliente→Servidor:</text:span></text:p>
      <text:p text:style-name="P10"><text:span text:style-name="T1"/></text:p>
      <text:p text:style-name="P9"><text:span text:style-name="T1">Os pedidos enviados pelo cliente estão no formato<text:s/></text:span><text:span text:style-name="T3">TLV</text:span><text:span text:style-name="T4"><text:s/>(usando as estruturas fornecidas). Existem 4 tipos de pedido, um para cada operação possível – criar conta, ver saldo, fazer transferência, encerrar servidor. Todos os pedidos incluem um<text:s/></text:span><text:span text:style-name="T3">header</text:span><text:span text:style-name="T4"><text:s/>no<text:s/></text:span><text:span text:style-name="T3">value</text:span><text:span text:style-name="T4"><text:s/>que inclui ID de processo, ID de conta,<text:s/></text:span><text:span text:style-name="T3">password</text:span><text:span text:style-name="T4"><text:s/>e atraso. O pedido só é processado caso seja válido (por exemplo se o utilizador existe ou se<text:s/></text:span><text:span text:style-name="T3">password</text:span><text:span text:style-name="T4"><text:s/>corresponde ao seu ID). Caso seja um pedido de criação de conta ou de transferência, inclui ainda no<text:s/></text:span><text:span text:style-name="T3">value</text:span><text:span text:style-name="T4"><text:s/>uma estrutura de criação de conta ou de transferência com os dados necessários para efetuar o que é pedido.</text:span></text:p>
      <text:p text:style-name="P9"><text:span text:style-name="T1"/></text:p>
      <text:p text:style-name="P10"><text:span text:style-name="T1">Servidor→Cliente:</text:span></text:p>
      <text:p text:style-name="P9"><text:span text:style-name="T1"/></text:p>
      <text:p text:style-name="P9"><text:span text:style-name="T1">As respostas enviadas pelo servidor estão no formato<text:s/></text:span><text:span text:style-name="T3">TLV</text:span><text:span text:style-name="T1"><text:s/>(usando as estruturas fornecidas).<text:s/></text:span><text:span text:style-name="T4">Existem 4 tipos de resposta, um para cada operação possível – criar conta, ver saldo, fazer transferência, encerrar servidor. Todas as respostas incluem um<text:s/></text:span><text:span text:style-name="T3">header</text:span><text:span text:style-name="T4"><text:s/>no<text:s/></text:span><text:span text:style-name="T3">value</text:span><text:span text:style-name="T4"><text:s/>que inclui ID de conta e código de retorno. O código de retorno indica se a operação foi bem sucedida ou, se não, qual o erro. <text:s/>Caso seja um pedido de verificação de saldo, de transferência ou de encerramento do servidor, inclui ainda no<text:s/></text:span><text:span text:style-name="T3">value</text:span><text:span text:style-name="T4"><text:s/>uma estrutura verificação de saldo, de transferência ou de encerramento do servidor com informação sobre o estado da conta ou do servidor depois do processamento do pedido (saldo no caso de verificação do saldo ou tranferência e número de caixas ativas no caso de encerramento do servidor).</text:span></text:p>
      <text:p text:style-name="P9"><text:span text:style-name="T1"/></text:p>
      <text:p text:style-name="P8"><text:span text:style-name="T1">Mecanismos de sincronização</text:span></text:p>
      <text:p text:style-name="P8"/>
      <text:p text:style-name="P9"><text:span text:style-name="T1">De forma a facilitar a comunicação entre a<text:s/></text:span><text:span text:style-name="T3">thread main</text:span><text:span text:style-name="T4"><text:s/>e os balcões (restantes<text:s/></text:span><text:span text:style-name="T3">threads)</text:span><text:span text:style-name="T4"><text:s/>foi implementado uma fila (</text:span><text:span text:style-name="T3">queue</text:span><text:span text:style-name="T4">) de pedidos enviados pelos clientes. Visto que o pedido de encerramento tem prioridade em relação aos restantes, esse mesmo pedido, quando verificado que foi enviado pelo<text:s/></text:span><text:span text:style-name="T3">admin</text:span><text:span text:style-name="T4">, é processado pela thread main e a mesma notifica as restantes<text:s/></text:span><text:span text:style-name="T3">threads</text:span><text:span text:style-name="T4">. Caso não se trate de um pedido de encerramento, o pedido é colocado na fila de pedidos e posteriormente retirado pelas outras<text:s/></text:span><text:span text:style-name="T3">threads</text:span><text:span text:style-name="T4">. De forma a não haver conflitos, apenas um balcão (</text:span><text:span text:style-name="T3">thread main<text:s/></text:span><text:span text:style-name="T4">inclusivé) consegue aceder à fila de pedidos, esta sincronização é feita recorrendo a um<text:s/></text:span><text:span text:style-name="T3">mutex</text:span><text:span text:style-name="T4"><text:s/>(</text:span><text:span text:style-name="T3">queue_mut</text:span><text:span text:style-name="T4">). O mesmo se passa para o ficheiro<text:s/></text:span><text:span text:style-name="T3">slog.txt</text:span><text:span text:style-name="T4"><text:s/>e a varivavél global<text:s/></text:span><text:span text:style-name="T3">num_active_threads</text:span><text:span text:style-name="T4"><text:s/>que mantém informação sobre o número de<text:s/></text:span><text:span text:style-name="T3">threads</text:span><text:span text:style-name="T4"><text:s/>ativas, recorrendo aos<text:s/></text:span><text:span text:style-name="T3">mutexes</text:span><text:span text:style-name="T4"><text:s/></text:span><text:span text:style-name="T3">log_mut<text:s/></text:span><text:span text:style-name="T4">e<text:s/></text:span><text:span text:style-name="T3">counter_mut</text:span><text:span text:style-name="T4"><text:s/>respetivamente.</text:span></text:p>
      <text:p text:style-name="P9"><text:span text:style-name="T1"/></text:p>
      <text:p text:style-name="P9"><text:span text:style-name="T4">De forma a evitar<text:s/></text:span><text:span text:style-name="T3">busy waiting</text:span><text:span text:style-name="T4"><text:s/>por parte das<text:s/></text:span><text:span text:style-name="T3">threads</text:span><text:span text:style-name="T4"><text:s/>balcões, foi utilizado a variavél de condição<text:s/></text:span><text:span text:style-name="T3">cond_queued_red</text:span><text:span text:style-name="T4"><text:s/>cujo sinal é enviado pela thread main após colocar um pedido na fila de pedidos. Assim uma das<text:s/></text:span><text:span text:style-name="T3">threads</text:span><text:span text:style-name="T4"><text:s/>bloqueadas à espera desse mesmo sinal pode começar a processar o pedido sem estar constantemente a verificar se a fila de pedidos não está vazia. Esta mesma variavel é também usada para o encerramento do servidor, como será explicado no próximo tópico.</text:span></text:p>
      <text:p text:style-name="P9"><text:span text:style-name="T1"/></text:p>
      <text:p text:style-name="P8"><text:span text:style-name="T1">Encerramento do servidor</text:span></text:p>
      <text:p text:style-name="P9"><text:span text:style-name="T1"/></text:p>
      <text:p text:style-name="P9"><text:span text:style-name="T1">Quando o servidor recebe um request do<text:s/></text:span><text:span text:style-name="T3">admin</text:span><text:span text:style-name="T4"><text:s/>para encerrar, altera imediatamente as permissões do seu<text:s/></text:span><text:span text:style-name="T3">fifo</text:span><text:span text:style-name="T4"><text:s/>para leitura apenas, de forma a que não receba mais pedidos dos utilizadores. Faz, também,<text:s/></text:span><text:span text:style-name="T3">set</text:span><text:span text:style-name="T4"><text:s/>a uma variável que indica se o encerramento está iminente e atualiza o valor de balcões ativos no<text:s/></text:span><text:span text:style-name="T3">reply value</text:span><text:span text:style-name="T4">. De seguida, desbloqueia todas as<text:s/></text:span><text:span text:style-name="T3">threads</text:span><text:span text:style-name="T4"><text:s/>que estão à espera de novos pedidos (com</text:span><text:span text:style-name="T3"><text:s/>pthread_cond_broadcast</text:span><text:span text:style-name="T4">), atualiza o<text:s/></text:span><text:span text:style-name="T3">reply type</text:span><text:span text:style-name="T4"><text:s/>e o<text:s/></text:span><text:span text:style-name="T3">reply length</text:span><text:span text:style-name="T4"><text:s/>e envia o<text:s/></text:span><text:span text:style-name="T3">reply</text:span><text:span text:style-name="T4"><text:s/>para o utilizador através de um<text:s/></text:span><text:span text:style-name="T3">fifo</text:span><text:span text:style-name="T4"><text:s/>criado para isso. Finalmente, espera que todas as<text:s/></text:span><text:span text:style-name="T3">threads</text:span><text:span text:style-name="T4"><text:s/>terminem o seu trabalho (incluindo todos os pedidos que estavam em fila de espera quando o pedido de encerramento foi feito) e fecha e remove o<text:s/></text:span><text:span text:style-name="T3">fifo</text:span><text:span text:style-name="T4"><text:s/>do servidor, terminando o programa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>
      <style:paragraph-properties fo:hyphenation-ladder-count="no-limit" fo:orphans="2" fo:widows="2" style:line-break="strict" style:punctuation-wrap="hanging" style:tab-stop-distance="35.461478755799995pt" style:text-autospace="ideograph-alpha" style:writing-mode="page"/>
      <style:text-properties fo:country="PT" fo:font-family="Liberation Serif" fo:font-size="12.000000000000000pt" fo:hyphenate="false" fo:hyphenation-push-char-count="2" fo:hyphenation-remain-char-count="2" fo:language="pt" style:letter-kerning="true" style:use-window-font-color="true"/>
    </style:default-style>
    <style:style style:name="Contents_205" style:display-name="Contents 5" style:family="paragraph">
      <style:paragraph-properties fo:margin-left="32.000000000000000pt"/>
    </style:style>
    <style:style style:name="Contents_206" style:display-name="Contents 6" style:family="paragraph">
      <style:paragraph-properties fo:margin-left="40.000000000000000pt"/>
    </style:style>
    <style:style style:name="Contents_203" style:display-name="Contents 3" style:family="paragraph">
      <style:paragraph-properties fo:margin-left="16.000000000000000pt"/>
    </style:style>
    <style:style style:name="Contents_204" style:display-name="Contents 4" style:family="paragraph">
      <style:paragraph-properties fo:margin-left="24.000000000000000pt"/>
    </style:style>
    <style:style style:name="Contents_209" style:display-name="Contents 9" style:family="paragraph">
      <style:paragraph-properties fo:margin-left="64.000000000000000pt"/>
    </style:style>
    <style:style style:name="Contents_2010" style:display-name="Contents 10" style:family="paragraph">
      <style:paragraph-properties fo:margin-left="72.000000000000000pt"/>
    </style:style>
    <style:style style:name="Contents_207" style:display-name="Contents 7" style:family="paragraph">
      <style:paragraph-properties fo:margin-left="48.000000000000000pt"/>
    </style:style>
    <style:style style:name="Contents_208" style:display-name="Contents 8" style:family="paragraph">
      <style:paragraph-properties fo:margin-left="56.000000000000000pt"/>
    </style:style>
    <style:style style:name="Contents_201" style:display-name="Contents 1" style:family="paragraph">
      <style:paragraph-properties fo:margin-left="0.000000000000000pt"/>
    </style:style>
    <style:style style:name="Contents_202" style:display-name="Contents 2" style:family="paragraph">
      <style:paragraph-properties fo:margin-left="8.000000000000000pt"/>
    </style:style>
    <style:style style:name="Bibliography_20mastersthesis" style:display-name="Bibliography mastersthesis" style:family="paragraph"/>
    <style:style style:name="Bibliography_20misc" style:display-name="Bibliography misc" style:family="paragraph"/>
    <style:style style:name="Bibliography_20journal" style:display-name="Bibliography journal" style:family="paragraph"/>
    <style:style style:name="Bibliography_20manual" style:display-name="Bibliography manual" style:family="paragraph"/>
    <style:style style:name="Bibliography_20techreport" style:display-name="Bibliography techreport" style:family="paragraph"/>
    <style:style style:name="Bibliography_20unpublished" style:display-name="Bibliography unpublished" style:family="paragraph"/>
    <style:style style:name="Bibliography_20phdthesis" style:display-name="Bibliography phdthesis" style:family="paragraph"/>
    <style:style style:name="Bibliography_20proceedings" style:display-name="Bibliography proceedings" style:family="paragraph"/>
    <style:style style:name="Bibliography_20booklet" style:display-name="Bibliography booklet" style:family="paragraph"/>
    <style:style style:name="Bibliography_20conference" style:display-name="Bibliography conference" style:family="paragraph"/>
    <style:style style:name="Bibliography_20article" style:display-name="Bibliography article" style:family="paragraph"/>
    <style:style style:name="Bibliography_20book" style:display-name="Bibliography book" style:family="paragraph"/>
    <style:style style:name="Standard" style:display-name="Standard" style:family="paragraph"/>
    <style:style style:name="Bibliography_20incollection" style:display-name="Bibliography incollection" style:family="paragraph"/>
    <style:style style:name="Text_20body" style:display-name="Text body" style:family="paragraph">
      <style:paragraph-properties fo:line-height="115%" fo:margin-bottom="7.001586932600000pt" fo:margin-top="0.000000000000000pt"/>
    </style:style>
    <style:style style:name="Bibliography_20inproceedings" style:display-name="Bibliography inproceedings" style:family="paragraph"/>
    <style:style style:name="List" style:display-name="List" style:family="paragraph"/>
    <style:style style:name="Bibliography_20email" style:display-name="Bibliography email" style:family="paragraph"/>
    <style:style style:name="Index" style:display-name="Index" style:family="paragraph">
      <style:paragraph-properties text:line-number="0" text:number-lines="false"/>
    </style:style>
    <style:style style:name="Bibliography_20inbook" style:display-name="Bibliography inbook" style:family="paragraph"/>
    <style:style style:name="Bibliography_20custom2" style:display-name="Bibliography custom2" style:family="paragraph"/>
    <style:style style:name="Bibliography_20custom3" style:display-name="Bibliography custom3" style:family="paragraph"/>
    <style:style style:name="Bibliography_20www" style:display-name="Bibliography www" style:family="paragraph"/>
    <style:style style:name="Bibliography_20custom1" style:display-name="Bibliography custom1" style:family="paragraph"/>
    <style:style style:name="Footnote" style:display-name="Footnote" style:family="paragraph" style:next-style-name=""/>
    <style:style style:name="Endnote" style:display-name="Endnote" style:family="paragraph" style:next-style-name=""/>
    <style:style style:name="Bibliography_20custom4" style:display-name="Bibliography custom4" style:family="paragraph"/>
    <style:style style:name="Bibliography_20custom5" style:display-name="Bibliography custom5" style:family="paragraph"/>
    <style:style style:name="Footer" style:display-name="Footer" style:family="paragraph">
      <style:paragraph-properties text:line-number="0" text:number-lines="false">
        <style:tab-stops>
          <style:tab-stop style:position="240.94529930000pt" style:type="center" style:leader-type="none" style:leader-style="none" style:leader-width="auto" style:leader-color="font-color"/>
          <style:tab-stop style:position="481.89059860000pt" style:type="right" style:leader-type="none" style:leader-style="none" style:leader-width="auto" style:leader-color="font-color"/>
        </style:tab-stops>
      </style:paragraph-properties>
    </style:style>
    <style:style style:name="Heading" style:display-name="Heading" style:family="paragraph" style:next-style-name="Text_20body">
      <style:paragraph-properties fo:keep-with-next="always" fo:margin-bottom="6.009459229600000pt" fo:margin-top="11.990571953400000pt"/>
      <style:text-properties fo:font-family="Liberation Sans" fo:font-size="14.000000000000000pt" style:font-family-generic="swiss" style:font-pitch="variable"/>
    </style:style>
    <style:style style:name="Caption" style:display-name="Caption" style:family="paragraph">
      <style:paragraph-properties fo:margin-bottom="6.009459229600000pt" fo:margin-top="6.009459229600000pt" text:line-number="0" text:number-lines="false"/>
      <style:text-properties fo:font-size="12.000000000000000pt" fo:font-style="italic"/>
    </style:style>
    <style:style style:name="Endnote_20anchor" style:display-name="Endnote anchor" style:family="text">
      <style:text-properties style:text-position="super"/>
    </style:style>
    <style:style style:name="Endnote_20Symbol" style:display-name="Endnote Symbol" style:family="text"/>
    <style:style style:name="Footnote_20anchor" style:display-name="Footnote anchor" style:family="text">
      <style:text-properties style:text-position="super"/>
    </style:style>
    <style:style style:name="Footnote_20Symbol" style:display-name="Footnote Symbol" style:family="text"/>
    <text:outline-style style:name="Outline">
      <text:outline-level-style text:start-value="1" text:display-levels="1" style:num-format="1" text:level="1">
        <style:list-level-properties text:list-level-position-and-space-mode="label-alignment" fo:text-align="start">
          <style:list-level-label-alignment text:label-followed-by="listtab" text:list-tab-stop-position="0.00000000000pt" fo:text-indent="0.00000000000pt" fo:margin-left="0.00000000000pt"/>
        </style:list-level-properties>
      </text:outline-level-style>
      <text:outline-level-style text:start-value="1" text:display-levels="1" style:num-format="1" text:level="2">
        <style:list-level-properties text:list-level-position-and-space-mode="label-alignment" fo:text-align="start">
          <style:list-level-label-alignment text:label-followed-by="listtab" text:list-tab-stop-position="0.00000000000pt" fo:text-indent="0.00000000000pt" fo:margin-left="0.00000000000pt"/>
        </style:list-level-properties>
      </text:outline-level-style>
      <text:outline-level-style text:start-value="1" text:display-levels="1" style:num-format="1" text:level="3">
        <style:list-level-properties text:list-level-position-and-space-mode="label-alignment" fo:text-align="start">
          <style:list-level-label-alignment text:label-followed-by="listtab" text:list-tab-stop-position="0.00000000000pt" fo:text-indent="0.00000000000pt" fo:margin-left="0.00000000000pt"/>
        </style:list-level-properties>
      </text:outline-level-style>
      <text:outline-level-style text:start-value="1" text:display-levels="1" style:num-format="1" text:level="4">
        <style:list-level-properties text:list-level-position-and-space-mode="label-alignment" fo:text-align="start">
          <style:list-level-label-alignment text:label-followed-by="listtab" text:list-tab-stop-position="0.00000000000pt" fo:text-indent="0.00000000000pt" fo:margin-left="0.00000000000pt"/>
        </style:list-level-properties>
      </text:outline-level-style>
      <text:outline-level-style text:start-value="1" text:display-levels="1" style:num-format="1" text:level="5">
        <style:list-level-properties text:list-level-position-and-space-mode="label-alignment" fo:text-align="start">
          <style:list-level-label-alignment text:label-followed-by="listtab" text:list-tab-stop-position="0.00000000000pt" fo:text-indent="0.00000000000pt" fo:margin-left="0.00000000000pt"/>
        </style:list-level-properties>
      </text:outline-level-style>
      <text:outline-level-style text:start-value="1" text:display-levels="1" style:num-format="1" text:level="6">
        <style:list-level-properties text:list-level-position-and-space-mode="label-alignment" fo:text-align="start">
          <style:list-level-label-alignment text:label-followed-by="listtab" text:list-tab-stop-position="0.00000000000pt" fo:text-indent="0.00000000000pt" fo:margin-left="0.00000000000pt"/>
        </style:list-level-properties>
      </text:outline-level-style>
      <text:outline-level-style text:start-value="1" text:display-levels="1" style:num-format="1" text:level="7">
        <style:list-level-properties text:list-level-position-and-space-mode="label-alignment" fo:text-align="start">
          <style:list-level-label-alignment text:label-followed-by="listtab" text:list-tab-stop-position="0.00000000000pt" fo:text-indent="0.00000000000pt" fo:margin-left="0.00000000000pt"/>
        </style:list-level-properties>
      </text:outline-level-style>
      <text:outline-level-style text:start-value="1" text:display-levels="1" style:num-format="1" text:level="8">
        <style:list-level-properties text:list-level-position-and-space-mode="label-alignment" fo:text-align="start">
          <style:list-level-label-alignment text:label-followed-by="listtab" text:list-tab-stop-position="0.00000000000pt" fo:text-indent="0.00000000000pt" fo:margin-left="0.00000000000pt"/>
        </style:list-level-properties>
      </text:outline-level-style>
      <text:outline-level-style text:start-value="1" text:display-levels="1" style:num-format="1" text:level="9">
        <style:list-level-properties text:list-level-position-and-space-mode="label-alignment" fo:text-align="start">
          <style:list-level-label-alignment text:label-followed-by="listtab" text:list-tab-stop-position="0.00000000000pt" fo:text-indent="0.00000000000pt" fo:margin-left="0.00000000000pt"/>
        </style:list-level-properties>
      </text:outline-level-style>
      <text:outline-level-style text:start-value="1" text:display-levels="1" style:num-format="1" text:level="10">
        <style:list-level-properties text:list-level-position-and-space-mode="label-alignment" fo:text-align="start">
          <style:list-level-label-alignment text:label-followed-by="listtab" text:list-tab-stop-position="0.00000000000pt" fo:text-indent="0.00000000000pt" fo:margin-left="0.00000000000pt"/>
        </style:list-level-properties>
      </text:outline-level-style>
    </text:outline-style>
    <text:notes-configuration text:note-class="footnote" text:citation-style-name="Footnote_20_Symbol" text:citation-body-style-name="Footnote_20_anchor" text:default-style-name="Footnote" text:start-value="1" style:num-format="1" text:start-numbering-at="document" text:footnotes-position="page"/>
    <text:notes-configuration text:note-class="endnote" text:citation-style-name="Endnote_20_Symbol" text:citation-body-style-name="Endnote_20_anchor" text:default-style-name="Endnote" text:start-value="1" style:num-format="i" text:start-numbering-at="document" text:footnotes-position="page"/>
    <text:bibliography-configuration text:prefix="[" text:suffix="]" text:numbered-entries="false" text:sort-by-position="true"/>
  </office:styles>
  <office:automatic-styles>
    <style:style style:name="P1" style:parent-style-name="Footer" style:family="paragraph">
      <style:paragraph-properties fo:hyphenation-ladder-count="no-limit" fo:orphans="2" fo:text-align="center" fo:widows="2" style:justify-single-word="false" style:line-break="strict" style:punctuation-wrap="hanging" style:tab-stop-distance="35.461478755799995pt" style:text-autospace="ideograph-alpha" style:writing-mode="page"/>
      <style:text-properties fo:country="PT" fo:font-family="sans-serif" fo:font-size="10.000000000000000pt" fo:hyphenate="false" fo:hyphenation-push-char-count="2" fo:hyphenation-remain-char-count="2" fo:language="pt" style:letter-kerning="true" style:use-window-font-color="true"/>
    </style:style>
    <style:page-layout style:name="pm1" style:page-usage="all">
      <style:page-layout-properties calligra:specialborder-bottom="none" calligra:specialborder-left="none" calligra:specialborder-right="none" calligra:specialborder-top="none" fo:border="0pt none #000000" fo:margin="56.693011599999998pt" fo:padding="0.000000000000000pt" fo:page-height="841.891222259999950pt" fo:page-width="595.304968305800003pt" style:print-orientation="portrait"/>
      <style:footer-style>
        <style:header-footer-properties fo:min-height="0.00000000000pt" fo:margin-top="14.14490639420pt" style:dynamic-spacing="false"/>
      </style:footer-style>
    </style:page-layout>
  </office:automatic-styles>
  <office:master-styles>
    <style:master-page style:name="Standard" style:display-name="Default" style:page-layout-name="pm1">
      <style:footer>
        <text:p text:style-name="P1">César Nogueira – 201706828 | Gonçalo Monteiro – 201706917 | Simão Santos – 201504695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3.1.0</meta:generator>
    <dc:title/>
    <meta:initial-creator>Unknown</meta:initial-creator>
    <meta:editing-cycles>16</meta:editing-cycles>
    <dc:date>2019-05-19T12:47:17</dc:date>
    <meta:creation-date>2019-05-18T14:51:14.342407847</meta:creation-date>
    <dc:creator>Gonçalo Marantes</dc:creator>
  </office:meta>
</office:document-meta>
</file>